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</text:span><text:span text:style-name="T4"><text:s text:c="2"/></text:span><text:span text:style-name="T4">קניון דאון טאון ענבר סנטר<text:tab/>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<text:tab/>סחרוב 5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5"/></text:span><text:span text:style-name="T1">9524897-6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/>מנהלי אחזקה בבניין <text:tab/>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מתג ראשי בכניסה ראשית לבניין מאחורי עמדת שומר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על גג הבניין</text:span></text:p>
      <text:p text:style-name="P1"><text:span text:style-name="T1">מיקום ברזי כיבוי עיקריים "3</text:span><text:span text:style-name="T4"> מסביב למבנה ובחזית הבניין על סחרוב 5. וברח' אלחנן ליד מד מי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בי בן עמי</text:p>
          </table:table-cell>
          <table:table-cell table:style-name="Table2.A1" office:value-type="string">
            <text:p text:style-name="P14">מנהל 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4594983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תי מלכי</text:p>
          </table:table-cell>
          <table:table-cell table:style-name="Table2.A1" office:value-type="string">
            <text:p text:style-name="P14">מנכל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523557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צביקה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6646796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ניון תת קרקעי. חדר טספומיג בתוך חניון תת קרקעי. חדר נשק בלובי מעלית ובקומה מרתף -1.</text:p>
          </table:table-cell>
        </table:table-row>
        <table:table-row table:style-name="Table3.1">
          <table:table-cell table:style-name="Table3.A1" office:value-type="string">
            <text:p text:style-name="P14">חדר חשמל ראשי של המבנה בחניון תת קרקעי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ע' ספרינקלרים בכל המבנה. ברז הסנקה למע' מתזים בלבד, נמצא רחק' אלחנן לפני כניסה לחניון. בכניסה ראשית לבניין מצד רח' סחרוב מתגי פיקוד: חשמל, הפעלת מפוחים, כריזה, רכזת</text:p>
          </table:table-cell>
        </table:table-row>
        <table:table-row table:style-name="Table5.1">
          <table:table-cell table:style-name="Table5.A1" office:value-type="string">
            <text:p text:style-name="P14">מתג הפעלת חלונות אוט' נמצא במרתף בחדר בקרה, ובקומה 2 בלוח חשמל יש מתג הפעל חלונות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מתג הפעלת מפוחים אפשרות נוספת מלוח בחניון. חלונות אוט' לשחרור עשן בחלל הקניון</text:span></text:p>
          </table:table-cell>
        </table:table-row>
        <table:table-row table:style-name="Table5.1">
          <table:table-cell table:style-name="Table5.A1" office:value-type="string">
            <text:p text:style-name="P14">בחניון תת קרקעי יש מפוחים נפתחים טבעיים. חדר משאבות כיבוי אש נמצא בחניון ליד כניסה ראשית לרכב, מצד רח' אלחנן סמוך לשער כניסה מימין. אין גפ"מ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4-02-11T10:57:00</meta:creation-date>
    <dc:creator>מיכאל נפתלייב</dc:creator>
    <dc:date>2014-02-11T10:57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6" meta:word-count="274" meta:character-count="1840"/>
    <meta:generator>OpenOffice/4.0.1$Win32 OpenOffice.org_project/401m5$Build-9714</meta:generator>
  </office:meta>
</office:document-meta>
</file>